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130000003EA16CA5897C794BAC.png" manifest:media-type="image/png"/>
  <manifest:file-entry manifest:full-path="Pictures/10000201000000090000009E09BFE723ED0F0648.png" manifest:media-type="image/png"/>
  <manifest:file-entry manifest:full-path="Pictures/10000201000000090000009DEC592357FCFD706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685cm" svg:y1="14.207cm" svg:x2="12.685cm" svg:y2="16.207cm">
              <text:p/>
            </draw:line>
            <draw:frame draw:style-name="gr2" draw:text-style-name="P3" draw:layer="layout" svg:width="0.5cm" svg:height="0.5cm" svg:x="8.685cm" svg:y="13.711cm">
              <draw:text-box>
                <text:p text:style-name="P2"><text:span text:style-name="T1">d</text:span></text:p>
              </draw:text-box>
            </draw:frame>
            <draw:g>
              <draw:line draw:style-name="gr1" draw:text-style-name="P1" draw:layer="layout" svg:x1="11.234cm" svg:y1="14.511cm" svg:x2="11.184cm" svg:y2="14.561cm">
                <text:p/>
              </draw:line>
              <draw:line draw:style-name="gr1" draw:text-style-name="P1" draw:layer="layout" svg:x1="11.234cm" svg:y1="14.561cm" svg:x2="11.184cm" svg:y2="14.511cm">
                <text:p/>
              </draw:line>
            </draw:g>
            <draw:frame draw:style-name="gr2" draw:text-style-name="P4" draw:layer="layout" svg:width="0.503cm" svg:height="0.5cm" svg:x="11.278cm" svg:y="14.21cm">
              <draw:text-box>
                <text:p text:style-name="P2"><text:span text:style-name="T2">P</text:span></text:p>
              </draw:text-box>
            </draw:frame>
          </draw:g>
          <draw:line draw:style-name="gr1" draw:text-style-name="P1" draw:layer="layout" svg:x1="8.685cm" svg:y1="14.207cm" svg:x2="12.685cm" svg:y2="16.207cm">
            <text:p/>
          </draw:line>
          <draw:g>
            <draw:line draw:style-name="gr1" draw:text-style-name="P1" draw:layer="layout" svg:x1="11.258cm" svg:y1="14.484cm" svg:x2="11.158cm" svg:y2="14.584cm">
              <text:p/>
            </draw:line>
            <draw:line draw:style-name="gr1" draw:text-style-name="P1" draw:layer="layout" svg:x1="11.258cm" svg:y1="14.584cm" svg:x2="11.158cm" svg:y2="14.484cm">
              <text:p/>
            </draw:line>
          </draw:g>
          <draw:ellipse draw:style-name="gr3" draw:text-style-name="P1" draw:layer="layout" svg:width="3.001cm" svg:height="2.999cm" svg:x="9.685cm" svg:y="13.212cm" draw:kind="arc" draw:start-angle="165.56" draw:end-angle="201.12">
            <text:p/>
          </draw:ellipse>
          <draw:ellipse draw:style-name="gr3" draw:text-style-name="P1" draw:layer="layout" svg:width="3.001cm" svg:height="2.999cm" svg:x="9.685cm" svg:y="13.212cm" draw:kind="arc" draw:start-angle="293.12" draw:end-angle="315.18">
            <text:p/>
          </draw:ellipse>
          <draw:frame draw:style-name="gr4" draw:text-style-name="P5" draw:layer="layout" svg:width="0.075cm" svg:height="1.329cm" draw:transform="rotate (-0.601091394386847) translate (11.23cm 14.801cm)">
            <draw:image xlink:href="Pictures/10000201000000090000009DEC592357FCFD7063.png" xlink:type="simple" xlink:show="embed" xlink:actuate="onLoad">
              <text:p/>
            </draw:image>
          </draw:frame>
          <draw:frame draw:style-name="gr4" draw:text-style-name="P5" draw:layer="layout" svg:width="0.077cm" svg:height="1.336cm" draw:transform="rotate (0.67107909739182) translate (11.264cm 14.868cm)">
            <draw:image xlink:href="Pictures/10000201000000090000009E09BFE723ED0F0648.png" xlink:type="simple" xlink:show="embed" xlink:actuate="onLoad">
              <text:p/>
            </draw:image>
          </draw:frame>
          <draw:frame draw:style-name="gr4" draw:text-style-name="P5" draw:layer="layout" svg:width="0.161cm" svg:height="0.525cm" svg:x="11.186cm" svg:y="14.5cm">
            <draw:image xlink:href="Pictures/10000201000000130000003EA16CA5897C794BAC.png" xlink:type="simple" xlink:show="embed" xlink:actuate="onLoad">
              <text:p/>
            </draw:image>
          </draw:frame>
          <draw:ellipse draw:style-name="gr3" draw:text-style-name="P1" draw:layer="layout" svg:width="2.999cm" svg:height="3.003cm" svg:x="8.186cm" svg:y="13.186cm" draw:kind="arc" draw:start-angle="288.41" draw:end-angle="319.06">
            <text:p/>
          </draw:ellipse>
          <draw:circle draw:style-name="gr3" draw:text-style-name="P1" draw:layer="layout" svg:width="3.001cm" svg:height="3.001cm" svg:x="10.505cm" svg:y="14.186cm" draw:kind="arc" draw:start-angle="174.65" draw:end-angle="194.71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48:09.962967184</meta:creation-date>
    <dc:date>2018-04-10T14:48:30.138708499</dc:date>
    <meta:editing-duration>PT20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